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fa1"/>
    </style:style>
    <style:style style:name="P2" style:family="paragraph" style:parent-style-name="Standard">
      <style:text-properties fo:font-size="13pt" fo:font-style="italic" style:text-underline-style="solid" style:text-underline-width="auto" style:text-underline-color="font-color" fo:font-weight="bold" officeooo:paragraph-rsid="00112f1c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font-size="13pt" officeooo:rsid="000c8fa1" officeooo:paragraph-rsid="000c8fa1" style:font-size-asian="13pt" style:font-size-complex="13pt"/>
    </style:style>
    <style:style style:name="P4" style:family="paragraph" style:parent-style-name="Standard">
      <style:text-properties fo:font-size="13pt" fo:font-weight="bold" officeooo:rsid="000c8fa1" officeooo:paragraph-rsid="000c8fa1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0c8fa1" officeooo:paragraph-rsid="000c8fa1"/>
    </style:style>
    <style:style style:name="P6" style:family="paragraph" style:parent-style-name="Standard">
      <style:text-properties fo:font-size="11pt" fo:font-weight="normal" officeooo:rsid="000c8fa1" officeooo:paragraph-rsid="000c8fa1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0c8fa1" officeooo:paragraph-rsid="000c8fa1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0e5e18" officeooo:paragraph-rsid="000e5e18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0f9fc4" officeooo:paragraph-rsid="000f9fc4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112f1c" officeooo:paragraph-rsid="00112f1c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1260a0" officeooo:paragraph-rsid="001260a0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1279f3" officeooo:paragraph-rsid="001279f3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text-properties fo:font-size="11pt" fo:font-style="normal" style:text-underline-style="none" fo:font-weight="normal" officeooo:rsid="000c8fa1" officeooo:paragraph-rsid="000c8fa1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0e5e18" officeooo:paragraph-rsid="000e5e18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0f9fc4" officeooo:paragraph-rsid="000f9fc4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style:text-underline-style="none" fo:font-weight="normal" officeooo:rsid="00112f1c" officeooo:paragraph-rsid="00112f1c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112f1c" officeooo:paragraph-rsid="001279f3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112f1c" officeooo:paragraph-rsid="001320ef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260a0" officeooo:paragraph-rsid="001260a0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1279f3" officeooo:paragraph-rsid="001279f3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1320ef" officeooo:paragraph-rsid="001320ef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154b46" officeooo:paragraph-rsid="00154b46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text-properties fo:font-size="11pt" style:font-size-asian="9.60000038146973pt" style:font-size-complex="11pt"/>
    </style:style>
    <style:style style:name="P24" style:family="paragraph" style:parent-style-name="Table_20_Contents">
      <style:text-properties fo:font-size="11pt" officeooo:rsid="001260a0" officeooo:paragraph-rsid="001260a0" style:font-size-asian="9.60000038146973pt" style:font-size-complex="11pt"/>
    </style:style>
    <style:style style:name="P25" style:family="paragraph" style:parent-style-name="Table_20_Contents">
      <style:text-properties fo:font-size="11pt" officeooo:rsid="001279f3" officeooo:paragraph-rsid="001279f3" style:font-size-asian="9.60000038146973pt" style:font-size-complex="11pt"/>
    </style:style>
    <style:style style:name="P26" style:family="paragraph" style:parent-style-name="Standard">
      <style:text-properties fo:font-size="11pt" fo:font-style="normal" style:text-underline-style="none" fo:font-weight="normal" officeooo:rsid="00172ced" officeooo:paragraph-rsid="00172ced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style:text-underline-style="none" fo:font-weight="normal" officeooo:rsid="0018ddcd" officeooo:paragraph-rsid="0018ddcd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style:text-underline-style="none" fo:font-weight="normal" officeooo:rsid="0018ddcd" officeooo:paragraph-rsid="001b5603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style:text-underline-style="none" fo:font-weight="normal" officeooo:rsid="0018ddcd" officeooo:paragraph-rsid="001d2ddd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none" fo:font-weight="normal" officeooo:rsid="0018ddcd" officeooo:paragraph-rsid="001eb590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none" fo:font-weight="normal" officeooo:rsid="0018ddcd" officeooo:paragraph-rsid="00203946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18ddcd" officeooo:paragraph-rsid="001b5603" style:font-size-asian="9.60000038146973pt" style:font-style-asian="italic" style:font-weight-asian="bold" style:font-size-complex="11pt" style:font-style-complex="italic" style:font-weight-complex="bold"/>
    </style:style>
    <style:style style:name="P33" style:family="paragraph">
      <style:paragraph-properties fo:text-align="center"/>
    </style:style>
    <style:style style:name="T1" style:family="text">
      <style:text-properties officeooo:rsid="000c8fa1"/>
    </style:style>
    <style:style style:name="T2" style:family="text">
      <style:text-properties fo:font-size="16pt" fo:font-style="italic" style:text-underline-style="solid" style:text-underline-width="auto" style:text-underline-color="font-color" fo:font-weight="bold" officeooo:rsid="000c8fa1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1pt" officeooo:rsid="00112f1c" style:font-size-asian="9.60000038146973pt" style:font-size-complex="11pt"/>
    </style:style>
    <style:style style:name="T4" style:family="text">
      <style:text-properties fo:font-size="11pt" fo:font-style="normal" style:text-underline-style="none" fo:font-weight="normal" officeooo:rsid="00112f1c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officeooo:rsid="001279f3"/>
    </style:style>
    <style:style style:name="T6" style:family="text">
      <style:text-properties officeooo:rsid="001320ef"/>
    </style:style>
    <style:style style:name="T7" style:family="text">
      <style:text-properties officeooo:rsid="00149502"/>
    </style:style>
    <style:style style:name="T8" style:family="text">
      <style:text-properties officeooo:rsid="00154b46"/>
    </style:style>
    <style:style style:name="T9" style:family="text">
      <style:text-properties officeooo:rsid="00171cd4"/>
    </style:style>
    <style:style style:name="T10" style:family="text">
      <style:text-properties officeooo:rsid="001b5603"/>
    </style:style>
    <style:style style:name="T11" style:family="text">
      <style:text-properties officeooo:rsid="001d2ddd"/>
    </style:style>
    <style:style style:name="T12" style:family="text">
      <style:text-properties officeooo:rsid="001eb590"/>
    </style:style>
    <style:style style:name="T13" style:family="text">
      <style:text-properties officeooo:rsid="00203946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text:tab/></text:span><text:span text:style-name="T2">Bussysteme</text:span></text:p>
      <text:p text:style-name="P5"/>
      <text:p text:style-name="P3">Ist die Gesamtheit aller elektrischen Leitungen an denen Bauteile angeschlossen werden.</text:p>
      <text:p text:style-name="P3"/>
      <text:p text:style-name="P3"/>
      <text:p text:style-name="P4">Intern: im Prozessor<text:tab/><text:tab/><text:tab/><text:tab/><text:tab/><text:tab/>Extern: Prozessor, RAM</text:p>
      <text:p text:style-name="P4"><text:tab/><text:tab/><text:tab/><text:tab/><text:tab/><text:tab/><text:tab/><text:tab/><text:tab/><text:tab/> <text:s text:c="2"/>Prozessor Peripherie</text:p>
      <text:p text:style-name="P4"><text:s text:c="3"/></text:p>
      <text:p text:style-name="P6"><text:tab/><text:tab/><text:tab/><text:tab/>organisieren die Informationsübertragung mittels </text:p>
      <text:p text:style-name="P6"><text:tab/><text:tab/></text:p>
      <text:p text:style-name="P6"><text:tab/><text:tab/><text:tab/><text:tab/><text:tab/><text:tab/>- Datenbus</text:p>
      <text:p text:style-name="P6"><text:tab/><text:tab/><text:tab/><text:tab/><text:tab/><text:tab/>- Adressbus</text:p>
      <text:p text:style-name="P6"><text:tab/><text:tab/><text:tab/><text:tab/><text:tab/><text:tab/>- Steuerbus</text:p>
      <text:p text:style-name="P6"/>
      <text:p text:style-name="P6"/>
      <text:p text:style-name="P6">Kenngröße:</text:p>
      <text:p text:style-name="P6"/>
      <text:p text:style-name="P6">- Übertragungsgeschwindigkeit</text:p>
      <text:p text:style-name="P6">- Datenbusbreite (Busbreite)</text:p>
      <text:p text:style-name="P6">- Taktfrequenz</text:p>
      <text:p text:style-name="P6"/>
      <text:p text:style-name="P6"/>
      <text:p text:style-name="P6"/>
      <text:p text:style-name="P7">Datenbus</text:p>
      <text:p text:style-name="P7"/>
      <text:p text:style-name="P13">Übertragung von Daten von einer beliebigen Baugruppe zum Prozessor und umgekehrt (bidirektional)</text:p>
      <text:p text:style-name="P14"/>
      <text:p text:style-name="P14"/>
      <text:p text:style-name="P14"/>
      <text:p text:style-name="P8">Steuerbus</text:p>
      <text:p text:style-name="P14"/>
      <text:p text:style-name="P14">Übertragung von Steuersignalen mittels Steuerbefehlen → unidirektionaler Bus</text:p>
      <text:p text:style-name="P14"/>
      <text:p text:style-name="P14"/>
      <text:p text:style-name="P9">Adressbus</text:p>
      <text:p text:style-name="P9"/>
      <text:p text:style-name="P15">Sorgt für die eindeutige Adressierung des Speicherplatzes. Die Anzahl der Adressleitungen gibt die Speicherkapazität des RAMs an</text:p>
      <text:p text:style-name="P15"/>
      <text:p text:style-name="P15"/>
      <text:p text:style-name="P15"/>
      <text:p text:style-name="P2"><text:span text:style-name="T4"><text:tab/><text:tab/><text:tab/><text:tab/><text:tab/></text:span><text:span text:style-name="T3">Adressierbarkeit</text:span></text:p>
      <text:p text:style-name="P10"/>
      <text:p text:style-name="P2"><text:span text:style-name="T3">n=2*A</text:span><text:span text:style-name="T4"><text:tab/><text:tab/><text:tab/><text:tab/></text:span></text:p>
      <text:p text:style-name="P10"/>
      <text:p text:style-name="P16">n = Adressierbarkeit RAM</text:p>
      <text:p text:style-name="P16">A = Anzahl der Leitung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Gebräuchliche Bussysteme:</text:p>
      <text:p text:style-name="P11"/>
      <text:p text:style-name="P19"/>
      <text:p text:style-name="P19">→ PCI-Bus</text:p>
      <text:p text:style-name="P19"/>
      <text:p text:style-name="P19"><text:tab/>Merkmale:</text:p>
      <text:p text:style-name="P19"/>
      <text:p text:style-name="P19"><text:tab/>- Paralleler CPU unabhängiger Bus</text:p>
      <text:p text:style-name="P19"><text:tab/>- Maximal 10 Devices (Bestückter Slot sind 2 Devices)</text:p>
      <text:p text:style-name="P19"><text:tab/>- Erweiterung über PCI-Brücke</text:p>
      <text:p text:style-name="P19"><text:tab/>- Arbeitet im Zeitmultiplexerverfahren</text:p>
      <text:p text:style-name="P19"><text:tab/>- Unterstüzt PnP (Plug 'n' Play)</text:p>
      <text:p text:style-name="P19"><text:tab/>- Unterstüzt Bus Mastering</text:p>
      <text:p text:style-name="P19"/>
      <text:p text:style-name="P19"/>
      <text:p text:style-name="P19"/>
      <text:p text:style-name="P19"/>
      <text:p text:style-name="P19">Ermitteln Sie durch Berechnung die Übertragungsraten folgender PCI-Spezifikationen:</text:p>
      <text:p text:style-name="P1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4">PCI-Spezifikation</text:p>
          </table:table-cell>
          <table:table-cell table:style-name="Table1.A1" office:value-type="string">
            <text:p text:style-name="P24">64 Bit</text:p>
          </table:table-cell>
          <table:table-cell table:style-name="Table1.A1" office:value-type="string">
            <text:p text:style-name="P24">32 Bit</text:p>
          </table:table-cell>
          <table:table-cell table:style-name="Table1.D1" office:value-type="string">
            <text:p text:style-name="P24">Datenübertragungsrate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PCI - 66</text:p>
          </table:table-cell>
          <table:table-cell table:style-name="Table1.A2" office:value-type="string">
            <text:p text:style-name="P25">528 Mbyte/sec</text:p>
          </table:table-cell>
          <table:table-cell table:style-name="Table1.A2" office:value-type="string">
            <text:p text:style-name="P25">264 Mbyte/sec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PCI x133</text:p>
          </table:table-cell>
          <table:table-cell table:style-name="Table1.A2" office:value-type="string">
            <text:p text:style-name="P25">1064 Mbyte/sec</text:p>
          </table:table-cell>
          <table:table-cell table:style-name="Table1.A2" office:value-type="string">
            <text:p text:style-name="P25">532 Mbyte/sec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PCI x266</text:p>
          </table:table-cell>
          <table:table-cell table:style-name="Table1.A2" office:value-type="string">
            <text:p text:style-name="P25">2128 Mbyte/sec</text:p>
          </table:table-cell>
          <table:table-cell table:style-name="Table1.A2" office:value-type="string">
            <text:p text:style-name="P25">1064 Mbyte/sec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PCI x533</text:p>
          </table:table-cell>
          <table:table-cell table:style-name="Table1.A2" office:value-type="string">
            <text:p text:style-name="P25">4264 Mbyte/sec</text:p>
          </table:table-cell>
          <table:table-cell table:style-name="Table1.A2" office:value-type="string">
            <text:p text:style-name="P25">2132 Mbyte/sec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</table:table>
      <text:p text:style-name="P19"/>
      <text:p text:style-name="P12"/>
      <text:p text:style-name="P12"/>
      <text:p text:style-name="P12">PCI-Express:</text:p>
      <text:p text:style-name="P12"/>
      <text:p text:style-name="P20">Nachteile von PCI sind:<text:tab/><text:tab/>- Alle Komponenten sind parallel an einen Bus angeschlossen</text:p>
      <text:p text:style-name="P20"><text:tab/><text:tab/><text:tab/><text:tab/>- Sie teilen sich die Datenübertragungsbreite</text:p>
      <text:p text:style-name="P17"><text:span text:style-name="T5"><text:tab/><text:tab/><text:tab/><text:tab/>- </text:span><text:span text:style-name="T6">Forderung in der Praxis höhere Datenübertragungsrate</text:span></text:p>
      <text:p text:style-name="P17"><text:span text:style-name="T5"><text:tab/><text:tab/><text:tab/><text:tab/></text:span><text:span text:style-name="T6">- Prinzip PCI-e</text:span></text:p>
      <text:p text:style-name="P21">(Siehe Bild PCI/Chipset)</text:p>
      <text:p text:style-name="P21"/>
      <text:p text:style-name="P21"/>
      <text:p text:style-name="P21">Merkmale:<text:tab/>- Integrierter Switch im Chipsatz</text:p>
      <text:p text:style-name="P18"><text:span text:style-name="T6"><text:tab/><text:tab/></text:span><text:span text:style-name="T7">- Sende- und Empfangsleitung bilden 1</text:span><text:span text:style-name="T9">ne</text:span><text:span text:style-name="T7"> Lane</text:span></text:p>
      <text:p text:style-name="P18"><text:span text:style-name="T7"><text:tab/><text:tab/>- Abwär</text:span><text:span text:style-name="T8">t</text:span><text:span text:style-name="T7">skompatibel (nicht zu PCI !!!)</text:span></text:p>
      <text:p text:style-name="P18"><text:span text:style-name="T7"><text:tab/><text:tab/>- </text:span><text:span text:style-name="T8">Voll-Duplex </text:span></text:p>
      <text:p text:style-name="P18"><text:span text:style-name="T7"><text:tab/><text:tab/></text:span><text:span text:style-name="T8">- Eine höhere Taktfrequenz, als PCI</text:span></text:p>
      <text:p text:style-name="P22"><text:tab/><text:tab/>- Abgeschirmt, aber nicht verdrillt!</text:p>
      <text:p text:style-name="P22"><text:tab/><text:tab/>- Point to Point Verbindung</text:p>
      <text:p text:style-name="P22"/>
      <text:p text:style-name="P22"/>
      <text:p text:style-name="P22"/>
      <text:p text:style-name="P22"/>
      <text:p text:style-name="P22"/>
      <text:p text:style-name="P26"><text:soft-page-break/>Beispiel:</text:p>
      <text:p text:style-name="P26"/>
      <text:p text:style-name="P26"><draw:line text:anchor-type="paragraph" draw:z-index="0" draw:style-name="gr1" draw:text-style-name="P33" svg:x1="0.2425in" svg:y1="0.1752in" svg:x2="1.6697in" svg:y2="0.1752in"><text:p/></draw:line>T = <text:tab/> <text:s/>Datenmenge</text:p>
      <text:p text:style-name="P26"><text:s text:c="7"/>Datenübertragungsrate</text:p>
      <text:p text:style-name="P26"><draw:line text:anchor-type="paragraph" draw:z-index="1" draw:style-name="gr1" draw:text-style-name="P33" svg:x1="0.211in" svg:y1="0.3445in" svg:x2="0.8567in" svg:y2="0.3445in"><text:p/></draw:line><text:line-break/>T= 2,6 Gbyte</text:p>
      <text:p text:style-name="P26"><text:s text:c="6"/>5,0 Gbit </text:p>
      <text:p text:style-name="P26"/>
      <text:p text:style-name="P26"><draw:line text:anchor-type="paragraph" draw:z-index="2" draw:style-name="gr1" draw:text-style-name="P33" svg:x1="0.1902in" svg:y1="0.1728in" svg:x2="1.0236in" svg:y2="0.1728in"><text:p/></draw:line>T= 2,6 Byte/sek</text:p>
      <text:p text:style-name="P26"><text:s text:c="6"/>0,62 Bit/sek</text:p>
      <text:p text:style-name="P26"/>
      <text:p text:style-name="P26">T= 5s</text:p>
      <text:p text:style-name="P26"/>
      <text:p text:style-name="P26"/>
      <text:p text:style-name="P27">2. Beispiel</text:p>
      <text:p text:style-name="P26"/>
      <text:p text:style-name="P27">T= <text:tab/>10 Sek</text:p>
      <text:p text:style-name="P27"><text:tab/>~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<text:soft-page-break/><text:span text:style-name="T10">USB-Bussystem:</text:span></text:p>
      <text:p text:style-name="P32"><text:span text:style-name="T10"/></text:p>
      <text:p text:style-name="P28"><text:span text:style-name="T10">- Besteht aus einem zentralem Hub/Host -&gt;</text:span></text:p>
      <text:p text:style-name="P28"><text:span text:style-name="T10">- Geräte liegen physikalisch sternenförmig an (Sterntopologie)</text:span></text:p>
      <text:p text:style-name="P28"><text:span text:style-name="T10">- Datenübertragung erfolgt seriell</text:span></text:p>
      <text:p text:style-name="P28"><text:span text:style-name="T10">- 7-Bit Adressierung → Maximal 128 (127, da Host ein Device ist) Devices</text:span></text:p>
      <text:p text:style-name="P28"><text:span text:style-name="T10">- Plug and Play fähig</text:span></text:p>
      <text:p text:style-name="P28"><text:span text:style-name="T10">- </text:span><text:span text:style-name="T11">Verschiedene Übertragungsmodi </text:span><text:span text:style-name="T12">(max. 5 GBIT)</text:span></text:p>
      <text:p text:style-name="P29"><text:span text:style-name="T11">- </text:span><text:span text:style-name="T12">Abschlusswiderstände fest einbauen (90 Ohm bei USB)</text:span></text:p>
      <text:p text:style-name="P30"><text:span text:style-name="T12">- </text:span><text:span text:style-name="T13">Verschiedene Steckertypen</text:span></text:p>
      <text:p text:style-name="P31"><text:span text:style-name="T13">- Verschiedene Geräteklassen (bus-powered, self-powered)</text:span></text:p>
      <text:p text:style-name="P31"><text:span text:style-name="T13">- Hexadezimal Zuordnung</text:span></text:p>
      <text:p text:style-name="P31"><text:span text:style-name="T13">- Abwärtskompatibel von 2.0 auf 1.0, aber nicht auf 3.0</text:span></text:p>
      <text:p text:style-name="P31"><text:span text:style-name="T13"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2:03:03.42</meta:creation-date>
    <dc:date>2013-03-25T12:07:40</dc:date>
    <meta:editing-duration>PT1H32M30S</meta:editing-duration>
    <meta:editing-cycles>11</meta:editing-cycles>
    <meta:generator>LibreOffice/4.0.0.2$Linux_x86 LibreOffice_project/408fe71bd18616c467b3dcd7ab6756528ffcae2</meta:generator>
    <dc:creator>root </dc:creator>
    <meta:document-statistic meta:table-count="1" meta:image-count="0" meta:object-count="0" meta:page-count="4" meta:paragraph-count="87" meta:word-count="331" meta:character-count="2455" meta:non-whitespace-character-count="2088"/>
  </office:meta>
</office:document-meta>
</file>